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svg:stroke-width="0.05cm" draw:marker-start-width="0.35cm" draw:marker-end="Arrow" draw:marker-end-width="0.4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2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 fo:font-size="12pt" fo:font-style="italic" style:font-style-asian="italic" style:font-style-complex="italic"/>
    </style:style>
    <style:style style:name="T2" style:family="text">
      <style:text-properties fo:font-family="'Palatino Linotype'" style:font-style-name="Italique" style:font-family-generic="roman" style:font-pitch="variable" fo:font-size="12pt" fo:font-style="italic" style:font-size-asian="18pt" style:font-size-complex="18pt"/>
    </style:style>
    <style:style style:name="T3" style:family="text">
      <style:text-properties style:use-window-font-color="true" style:text-outline="false" style:text-line-through-style="none" style:text-position="0% 100%" fo:font-family="'Palatino Linotype'" style:font-style-name="Italique" style:font-family-generic="roman" style:font-pitch="variable" fo:font-size="13pt" fo:letter-spacing="normal" fo:language="fr" fo:country="FR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5cm" svg:height="1cm" svg:x="0.1cm" svg:y="1.271cm">
          <text:p text:style-name="P1"><text:span text:style-name="T1">l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1.5cm" svg:height="1cm" svg:x="6.1cm" svg:y="1.271cm">
          <text:p text:style-name="P1"><text:span text:style-name="T1">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3" draw:layer="layout" svg:width="1.5cm" svg:height="1cm" svg:x="6.1cm" svg:y="5.271cm">
          <text:p text:style-name="P1"><text:span text:style-name="T2">l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4">
          <draw:custom-shape draw:style-name="gr2" draw:text-style-name="P4" draw:layer="layout" svg:width="1.5cm" svg:height="1cm" svg:x="0.1cm" svg:y="9.5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35cm" svg:height="0.834cm" svg:x="0.175cm" svg:y="9.654cm">
            <text:p text:style-name="P5"><text:span text:style-name="T3">l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4" draw:layer="layout" svg:width="1.5cm" svg:height="1cm" svg:x="12.6cm" svg:y="9.5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35cm" svg:height="0.834cm" svg:x="12.675cm" svg:y="9.654cm">
            <text:p text:style-name="P5"><text:span text:style-name="T3">l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6" draw:layer="layout" draw:type="curve" svg:x1="1.6cm" svg:y1="1.771cm" svg:x2="6.1cm" svg:y2="1.771cm" draw:start-shape="id1" draw:start-glue-point="1" draw:end-shape="id2" draw:end-glue-point="3">
          <text:p/>
        </draw:connector>
        <draw:connector draw:style-name="gr7" draw:text-style-name="P6" draw:layer="layout" draw:type="curve" svg:x1="6.85cm" svg:y1="2.271cm" svg:x2="6.85cm" svg:y2="5.271cm" draw:start-shape="id2" draw:start-glue-point="2" draw:end-shape="id3" draw:end-glue-point="0">
          <text:p/>
        </draw:connector>
        <draw:connector draw:style-name="gr7" draw:text-style-name="P6" draw:layer="layout" draw:type="curve" draw:line-skew="-0.351cm" svg:x1="6.1cm" svg:y1="5.771cm" svg:x2="1.6cm" svg:y2="10.071cm" draw:start-shape="id3" draw:start-glue-point="3" draw:end-shape="id4" draw:end-glue-point="1">
          <text:p/>
        </draw:connector>
        <draw:connector draw:style-name="gr7" draw:text-style-name="P6" draw:layer="layout" draw:type="curve" draw:line-skew="-0.301cm" svg:x1="7.6cm" svg:y1="5.771cm" svg:x2="12.6cm" svg:y2="10.071cm" draw:start-shape="id3" draw:start-glue-point="1" draw:end-shape="id5" draw:end-glue-point="3">
          <text:p/>
        </draw:connector>
        <draw:frame draw:style-name="gr8" draw:layer="layout" svg:width="1.305cm" svg:height="1.507cm" svg:x="2.695cm" svg:y="1.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185cm" svg:height="1.509cm" svg:x="6.924cm" svg:y="3.1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6.805cm" svg:height="1.563cm" svg:x="0cm" svg:y="6.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4.556cm" svg:height="1.549cm" svg:x="9.5cm" svg:y="6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7" draw:text-style-name="P6" draw:layer="layout" draw:type="curve" draw:line-skew="0.13cm" svg:x1="0.131cm" svg:y1="0.1cm" svg:x2="0.85cm" svg:y2="1.271cm" draw:end-shape="id1">
          <text:p/>
        </draw:connector>
        <draw:g draw:id="id6">
          <draw:custom-shape draw:style-name="gr9" draw:text-style-name="P4" draw:layer="layout" svg:width="1.5cm" svg:height="1cm" svg:x="6.1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1.35cm" svg:height="0.834cm" svg:x="6.175cm" svg:y="9.683cm">
            <text:p text:style-name="P5"><text:span text:style-name="T3">l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" draw:text-style-name="P6" draw:layer="layout" draw:type="curve" svg:x1="6.85cm" svg:y1="6.271cm" svg:x2="6.85cm" svg:y2="9.6cm" draw:start-shape="id3" draw:start-glue-point="2" draw:end-shape="id6" draw:end-glue-point="0">
          <text:p/>
        </draw:connector>
        <draw:frame draw:style-name="gr8" draw:layer="layout" svg:width="4.556cm" svg:height="1.549cm" svg:x="5.243cm" svg:y="7.55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cm" fo:page-height="10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6-04-21T08:15:04</meta:creation-date>
    <dc:date>2008-04-03T00:23:32</dc:date>
    <meta:editing-cycles>49</meta:editing-cycles>
    <meta:editing-duration>PT02H25M04S</meta:editing-duration>
    <meta:document-statistic meta:object-count="2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ɛ</math:mo>
          <math:mi>,</math:mi>
          <math:mrow>
            <math:msub>
              <math:mi>g</math:mi>
              <math:mn>1</math:mn>
            </math:msub>
            <math:mo math:stretchy="false">∧</math:mo>
            <math:mi math:fontstyle="italic">permits</math:mi>
          </math:mrow>
          <math:mrow>
            <math:mo math:stretchy="false">(</math:mo>
            <math:msub>
              <math:mi>g</math:mi>
              <math:mn>2</math:mn>
            </math:msub>
            <math:mo math:stretchy="false">)</math:mo>
          </math:mrow>
        </math:mrow>
      </math:mtr>
      <math:mtr>
        <math:mrow>
          <math:mo math:stretchy="false">{</math:mo>
          <math:msub>
            <math:mi>x</math:mi>
            <math:msub>
              <math:mi>T</math:mi>
              <math:mn>4</math:mn>
            </math:msub>
          </math:msub>
          <math:mo math:stretchy="false">}</math:mo>
        </math:mrow>
      </math:mtr>
    </math:mtable>
    <math:annotation math:encoding="StarMath 5.0">%varepsilon, g_1 and permits(g_2) newline
lbrace x_{T_4}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i>a</math:mi>
      </math:mtr>
      <math:mtr>
        <math:mrow>
          <math:mo math:stretchy="false">{</math:mo>
          <math:msub>
            <math:mi>x</math:mi>
            <math:msub>
              <math:mi>T</math:mi>
              <math:mn>1</math:mn>
            </math:msub>
          </math:msub>
          <math:mo math:stretchy="false">}</math:mo>
        </math:mrow>
      </math:mtr>
    </math:mtable>
    <math:annotation math:encoding="StarMath 5.0">a newline
lbrace x_{T_1} rbrac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b</math:mi>
        </math:mrow>
      </math:mtr>
      <math:mtr>
        <math:mrow>
          <math:mo math:stretchy="false">{</math:mo>
          <math:mrow>
            <math:msub>
              <math:mi>x</math:mi>
              <math:msub>
                <math:mi>T</math:mi>
                <math:mn>2</math:mn>
              </math:msub>
            </math:msub>
            <math:mi>,</math:mi>
            <math:msub>
              <math:mi>y</math:mi>
              <math:msub>
                <math:mi>l</math:mi>
                <math:mn>2</math:mn>
              </math:msub>
            </math:msub>
          </math:mrow>
          <math:mo math:stretchy="false">}</math:mo>
        </math:mrow>
      </math:mtr>
    </math:mtable>
    <math:annotation math:encoding="StarMath 5.0">alignl b newline
lbrace x_{T_2}, y_{l_2}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c</math:mi>
          <math:mi>,</math:mi>
          <math:mi math:fontstyle="italic">permits</math:mi>
          <math:mrow>
            <math:mrow>
              <math:mo math:stretchy="false">(</math:mo>
              <math:msub>
                <math:mi>g</math:mi>
                <math:mn>1</math:mn>
              </math:msub>
              <math:mo math:stretchy="false">)</math:mo>
            </math:mrow>
            <math:mo math:stretchy="false">∧</math:mo>
            <math:mi math:fontstyle="italic">permits</math:mi>
          </math:mrow>
          <math:mrow>
            <math:mo math:stretchy="false">(</math:mo>
            <math:msub>
              <math:mi>g</math:mi>
              <math:mn>2</math:mn>
            </math:msub>
            <math:mo math:stretchy="false">)</math:mo>
          </math:mrow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3</math:mn>
              </math:msub>
            </math:msub>
            <math:mo math:stretchy="false">}</math:mo>
          </math:mrow>
        </math:mrow>
      </math:mtr>
    </math:mtable>
    <math:annotation math:encoding="StarMath 5.0">c, permits(g_1) and permits(g_2) newline
alignl lbrace x_{T_3} rbrace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ɛ</math:mo>
          <math:mi>,</math:mi>
          <math:mrow>
            <math:msub>
              <math:mi>g</math:mi>
              <math:mn>2</math:mn>
            </math:msub>
            <math:mo math:stretchy="false">∧</math:mo>
            <math:mi math:fontstyle="italic">permits</math:mi>
          </math:mrow>
          <math:mrow>
            <math:mo math:stretchy="false">(</math:mo>
            <math:msub>
              <math:mi>g</math:mi>
              <math:mn>1</math:mn>
            </math:msub>
            <math:mo math:stretchy="false">)</math:mo>
          </math:mrow>
        </math:mrow>
      </math:mtr>
      <math:mtr>
        <math:mrow>
          <math:mo math:stretchy="false">{</math:mo>
          <math:msub>
            <math:mi>x</math:mi>
            <math:msub>
              <math:mi>T</math:mi>
              <math:mn>5</math:mn>
            </math:msub>
          </math:msub>
          <math:mo math:stretchy="false">}</math:mo>
        </math:mrow>
      </math:mtr>
    </math:mtable>
    <math:annotation math:encoding="StarMath 5.0">%varepsilon, g_2 and permits(g_1) newline
lbrace x_{T_5} rbrace </math:annotation>
  </math:semantics>
</math:math>
</file>